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03.2pt"/>
    </style:style>
    <style:style style:name="co3" style:family="table-column">
      <style:table-column-properties fo:break-before="auto" style:column-width="22.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8.11pt" fo:break-before="auto" style:use-optimal-row-height="true"/>
    </style:style>
    <style:style style:name="ro3" style:family="table-row">
      <style:table-row-properties style:row-height="69.36pt" fo:break-before="auto" style:use-optimal-row-height="true"/>
    </style:style>
    <style:style style:name="ro4" style:family="table-row">
      <style:table-row-properties style:row-height="80.59pt" fo:break-before="auto" style:use-optimal-row-height="true"/>
    </style:style>
    <style:style style:name="ro5" style:family="table-row">
      <style:table-row-properties style:row-height="103.1pt" fo:break-before="auto" style:use-optimal-row-height="true"/>
    </style:style>
    <style:style style:name="ro6" style:family="table-row">
      <style:table-row-properties style:row-height="91.84pt" fo:break-before="auto" style:use-optimal-row-height="true"/>
    </style:style>
    <style:style style:name="ro7" style:family="table-row">
      <style:table-row-properties style:row-height="114.35pt" fo:break-before="auto" style:use-optimal-row-height="true"/>
    </style:style>
    <style:style style:name="ro8" style:family="table-row">
      <style:table-row-properties style:row-height="125.6pt" fo:break-before="auto" style:use-optimal-row-height="true"/>
    </style:style>
    <style:style style:name="ro9" style:family="table-row">
      <style:table-row-properties style:row-height="170.59pt" fo:break-before="auto" style:use-optimal-row-height="true"/>
    </style:style>
    <style:style style:name="ro10" style:family="table-row">
      <style:table-row-properties style:row-height="136.86pt" fo:break-before="auto" style:use-optimal-row-height="true"/>
    </style:style>
    <style:style style:name="ro11" style:family="table-row">
      <style:table-row-properties style:row-height="46.86pt" fo:break-before="auto" style:use-optimal-row-height="true"/>
    </style:style>
    <style:style style:name="ro12" style:family="table-row">
      <style:table-row-properties style:row-height="373.1pt" fo:break-before="auto" style:use-optimal-row-height="true"/>
    </style:style>
    <style:style style:name="ro13" style:family="table-row">
      <style:table-row-properties style:row-height="283.1pt" fo:break-before="auto" style:use-optimal-row-height="true"/>
    </style:style>
    <style:style style:name="ro14" style:family="table-row">
      <style:table-row-properties style:row-height="181.84pt" fo:break-before="auto" style:use-optimal-row-height="true"/>
    </style:style>
    <style:style style:name="ro15" style:family="table-row">
      <style:table-row-properties style:row-height="294.35pt" fo:break-before="auto" style:use-optimal-row-height="true"/>
    </style:style>
    <style:style style:name="ro16" style:family="table-row">
      <style:table-row-properties style:row-height="1757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0000" number:language="ru" number:country="RU">
      <number:number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 style:data-style-name="N30000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 style:data-style-name="N300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3" table:default-cell-style-name="ce3"/>
        <table:table-row table:style-name="ro1">
          <table:table-cell office:value-type="string" calcext:value-type="string">
            <text:p>Номер</text:p>
          </table:table-cell>
          <table:table-cell office:value-type="string" calcext:value-type="string">
            <text:p>Описание зоны (географические координаты границ (центра) во Всемирной системе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зоны</text:p>
          </table:table-cell>
          <table:table-cell office:value-type="string" calcext:value-type="string">
            <text:p>геодезических координат 1984 года (WGS-84)) в градуса</text:p>
          </table:table-cell>
          <table:table-cell table:style-name="ce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2,618055N 25,080000E</text:p>
          </table:table-cell>
          <table:table-cell table:style-name="ce2" office:value-type="string" calcext:value-type="string">
            <text:p>2,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4,681666N 28,501388E</text:p>
          </table:table-cell>
          <table:table-cell table:style-name="ce2" office:value-type="string" calcext:value-type="string">
            <text:p>2,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5,516666N 29,948055E</text:p>
          </table:table-cell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2,403333N 30,748333E</text:p>
          </table:table-cell>
          <table:table-cell table:style-name="ce2" office:value-type="string" calcext:value-type="string">
            <text:p>2,5</text:p>
          </table:table-cell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2,453333N 31,535000E</text:p>
          </table:table-cell>
          <table:table-cell table:style-name="ce2" office:value-type="string" calcext:value-type="string">
            <text:p>2,5</text:p>
          </table:table-cell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3,311388N 28,798333E</text:p>
          </table:table-cell>
          <table:table-cell table:style-name="ce2" office:value-type="string" calcext:value-type="string">
            <text:p>2,5</text:p>
          </table:table-cell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3,171388N 27,628333E</text:p>
          </table:table-cell>
          <table:table-cell table:style-name="ce2" office:value-type="float" office:value="3" calcext:value-type="float">
            <text:p>3</text:p>
          </table:table-cell>
          <table:table-cell table:style-name="Default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53,911944N 27,565833E</text:p>
            <text:p>53,910277N 27,563888E</text:p>
            <text:p>53,908888N 27,566944E</text:p>
            <text:p>53,910277N 27,569166E</text:p>
            <text:p>53,911944N 27,565833E</text:p>
          </table:table-cell>
          <table:table-cell/>
          <table:table-cell table:style-name="Default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53,900833N 27,581388E</text:p>
            <text:p>53,900000N 27,579722E</text:p>
            <text:p>53,898611N 27,581111E</text:p>
            <text:p>53,899444N 27,583055E</text:p>
            <text:p>53,900000N 27,582500E</text:p>
            <text:p>53,900833N 27,581388E</text:p>
          </table:table-cell>
          <table:table-cell/>
          <table:table-cell table:style-name="Default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53,871852N 27,638873E</text:p>
            <text:p>53,869233N 27,646555E</text:p>
            <text:p>53,862558N 27,641148E</text:p>
            <text:p>53,866401N 27,632222E</text:p>
            <text:p>53,871852N 27,638873E</text:p>
          </table:table-cell>
          <table:table-cell/>
          <table:table-cell table:style-name="Default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53,918418N 27,566065E</text:p>
            <text:p>53,916771N 27,565706E</text:p>
            <text:p>53,916263N 27,571631E</text:p>
            <text:p>53,918205N 27,573710E</text:p>
            <text:p>53,918502N 27,572266E</text:p>
            <text:p>53,918041N 27,571893E</text:p>
            <text:p>53,918424N 27,566065E</text:p>
          </table:table-cell>
          <table:table-cell/>
          <table:table-cell table:style-name="Default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53,709166N 27,343888E</text:p>
          </table:table-cell>
          <table:table-cell office:value-type="string" calcext:value-type="string">
            <text:p>1,5</text:p>
          </table:table-cell>
          <table:table-cell table:style-name="Default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3,864444N 27,077777E</text:p>
          </table:table-cell>
          <table:table-cell office:value-type="string" calcext:value-type="string">
            <text:p>2,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4,046666N 27,136388E</text:p>
          </table:table-cell>
          <table:table-cell office:value-type="string" calcext:value-type="string">
            <text:p>1,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53,619722N 27,116944E</text:p>
          </table:table-cell>
          <table:table-cell office:value-type="string" calcext:value-type="string">
            <text:p>1,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54,017222N 27,604166E</text:p>
          </table:table-cell>
          <table:table-cell office:value-type="string" calcext:value-type="string">
            <text:p>2,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4,192500N 27,761944E</text:p>
          </table:table-cell>
          <table:table-cell office:value-type="string" calcext:value-type="string">
            <text:p>1,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53,728055N 23,863888E</text:p>
          </table:table-cell>
          <table:table-cell office:value-type="string" calcext:value-type="string">
            <text:p>1,5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53,195357N 26,166169E</text:p>
            <text:p>53,112303N 26,306731E</text:p>
            <text:p>52,935351N 26,022570E</text:p>
            <text:p>53,018683N 25,882565E</text:p>
            <text:p>53,195357N 26,166169E</text:p>
          </table:table-cell>
          <table:table-cell table:number-columns-repeated="2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53,842888N 27,358092E</text:p>
            <text:p>53,880392N 27,549481E</text:p>
            <text:p>53,793724N 27,600041E</text:p>
            <text:p>53,812615N 27,704208E</text:p>
            <text:p>53,775671N 27,730599E</text:p>
            <text:p>53,739557N 27,631433E</text:p>
            <text:p>53,662613N 27,675882E</text:p>
            <text:p>53,623165N 27,486994E</text:p>
            <text:p>53,842888N 27,358092E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53,103184N 28,998146E</text:p>
            <text:p>53,135136N 29,401204E</text:p>
            <text:p>53,018746N 29,427877E</text:p>
            <text:p>52,986239N 29,025930E</text:p>
            <text:p>53,103184N 28,998146E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53,979796N 25,268622E</text:p>
            <text:p>54,018966N 25,457788E</text:p>
            <text:p>53,793411N 25,594746E</text:p>
            <text:p>53,750629N 25,409191E</text:p>
            <text:p>53,979796N 25,268622E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52,336464N 26,601215E</text:p>
            <text:p>52,251470N 26,969000E</text:p>
            <text:p>52,140911N 26,899005E</text:p>
            <text:p>52,225351N 26,534553E</text:p>
            <text:p>52,336464N 26,601215E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55,736824N 28,519946E</text:p>
            <text:p>55,672108N 28,929398E</text:p>
            <text:p>55,557384N 28,872182E</text:p>
            <text:p>55,622655N 28,463007E</text:p>
            <text:p>55,736824N 28,519946E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53,928635N 27,608856E</text:p>
            <text:p>53,930707N 27,596589E</text:p>
            <text:p>53,935877N 27,600817E</text:p>
            <text:p>53,933162N 27,612005E</text:p>
            <text:p>53,928635N 27,608856E</text:p>
          </table:table-cell>
          <table:table-cell table:number-columns-repeated="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53,947678N 27,663603E</text:p>
            <text:p>53,965381N 27,645245E</text:p>
            <text:p>53,963592N 27,643931E</text:p>
            <text:p>53,961282N 27,638980E</text:p>
            <text:p>53,958905N 27,631823E</text:p>
            <text:p>53,947678N 27,663603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52,070000N 29,176944E</text:p>
          </table:table-cell>
          <table:table-cell office:value-type="string" calcext:value-type="string">
            <text:p>1,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52,475555N 30,779722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52,566379N 24,919980E</text:p>
          </table:table-cell>
          <table:table-cell office:value-type="string" calcext:value-type="string">
            <text:p>0,2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52,556687N 24,926871E</text:p>
          </table:table-cell>
          <table:table-cell office:value-type="string" calcext:value-type="string">
            <text:p>0,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52,545555N 23,810000E</text:p>
          </table:table-cell>
          <table:table-cell office:value-type="string" calcext:value-type="string">
            <text:p>0,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53,977575N 26,907472E</text:p>
          </table:table-cell>
          <table:table-cell office:value-type="string" calcext:value-type="string">
            <text:p>1,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53,307500N 24,375000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52,933611N 24,324166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55,499166N 28,898611E</text:p>
          </table:table-cell>
          <table:table-cell office:value-type="string" calcext:value-type="string">
            <text:p>1,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55,114166N 26,770555E</text:p>
          </table:table-cell>
          <table:table-cell office:value-type="string" calcext:value-type="string">
            <text:p>1,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54,573611N 30,477777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54,148888N 25,892222E</text:p>
          </table:table-cell>
          <table:table-cell office:value-type="string" calcext:value-type="string">
            <text:p>1,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54,711361N 26,069107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53,126040N 26,035700E</text:p>
          </table:table-cell>
          <table:table-cell office:value-type="string" calcext:value-type="string">
            <text:p>0,1</text:p>
          </table:table-cell>
          <table:table-cell/>
        </table:table-row>
        <table:table-row table:style-name="ro6">
          <table:table-cell office:value-type="float" office:value="41" calcext:value-type="float">
            <text:p>41</text:p>
          </table:table-cell>
          <table:table-cell office:value-type="string" calcext:value-type="string">
            <text:p>52,716449N 25,473131E</text:p>
            <text:p>52,774785N 25,598130E</text:p>
            <text:p>52,799789N 25,798131E</text:p>
            <text:p>52,716457N 25,939802E</text:p>
            <text:p>52,591452N 25,739807E</text:p>
            <text:p>52,599783N 25,606473E</text:p>
            <text:p>52,683115N 25,481466E</text:p>
            <text:p>52,716449N 25,473131E</text:p>
          </table:table-cell>
          <table:table-cell table:number-columns-repeated="2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53,669227N 25,500078E</text:p>
            <text:p>53,621740N 25,501698E</text:p>
            <text:p>53,623409N 25,637810E</text:p>
            <text:p>53,680909N 25,635862E</text:p>
            <text:p>53,695908N 25,544472E</text:p>
            <text:p>53,669227N 25,500078E</text:p>
          </table:table-cell>
          <table:table-cell table:number-columns-repeated="2"/>
        </table:table-row>
        <table:table-row table:style-name="ro7">
          <table:table-cell office:value-type="float" office:value="43" calcext:value-type="float">
            <text:p>43</text:p>
          </table:table-cell>
          <table:table-cell office:value-type="string" calcext:value-type="string">
            <text:p>52,800883N 24,827846E</text:p>
            <text:p>52,793939N 24,860623E</text:p>
            <text:p>52,774773N 24,914235E</text:p>
            <text:p>52,753106N 24,927014E</text:p>
            <text:p>52,730606N 24,931182E</text:p>
            <text:p>52,678938N 24,910073E</text:p>
            <text:p>52,681715N 24,860073E</text:p>
            <text:p>52,732270N 24,794236E</text:p>
            <text:p>52,796716N 24,797567E</text:p>
            <text:p>52,800883N 24,827846E</text:p>
          </table:table-cell>
          <table:table-cell table:number-columns-repeated="2"/>
        </table:table-row>
        <table:table-row table:style-name="ro8">
          <table:table-cell office:value-type="float" office:value="44" calcext:value-type="float">
            <text:p>44</text:p>
          </table:table-cell>
          <table:table-cell office:value-type="string" calcext:value-type="string">
            <text:p>52,061883N 23,707148E</text:p>
            <text:p>52,060064N 23,708740E</text:p>
            <text:p>52,058830N 23,714235E</text:p>
            <text:p>52,055646N 23,721354E</text:p>
            <text:p>52,059043N 23,727739E</text:p>
            <text:p>52,060246N 23,725652E</text:p>
            <text:p>52,059454N 23,724155E</text:p>
            <text:p>52,063616N 23,717822E</text:p>
            <text:p>52,062171N 23,715117E</text:p>
            <text:p>52,064022N 23,712124E</text:p>
            <text:p>52,061883N 23,707148E</text:p>
          </table:table-cell>
          <table:table-cell table:number-columns-repeated="2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string" calcext:value-type="string">
            <text:p>52,060341N 23,738888E</text:p>
            <text:p>52,059145N 23,738820E</text:p>
            <text:p>52,056804N 23,741512E</text:p>
            <text:p>52,055705N 23,741199E</text:p>
            <text:p>52,054604N 23,748541E</text:p>
            <text:p>52,056944N 23,748888E</text:p>
            <text:p>52,057222N 23,746388E</text:p>
            <text:p>52,060000N 23,746944E</text:p>
            <text:p>52,060277N 23,738888E</text:p>
          </table:table-cell>
          <table:table-cell table:number-columns-repeated="2"/>
        </table:table-row>
        <table:table-row table:style-name="ro9">
          <table:table-cell office:value-type="float" office:value="46" calcext:value-type="float">
            <text:p>46</text:p>
          </table:table-cell>
          <table:table-cell office:value-type="string" calcext:value-type="string">
            <text:p>52,040833N 23,727777E</text:p>
            <text:p>52,026954N 23,724419E</text:p>
            <text:p>51,994624N 23,736431E</text:p>
            <text:p>51,950857N 23,702686E</text:p>
            <text:p>51,922500N 23,718611E</text:p>
            <text:p>51,930000N 23,810000E</text:p>
            <text:p>51,970833N 23,803333E</text:p>
            <text:p>51,975000N 23,826388E</text:p>
            <text:p>52,007222N 23,808333E</text:p>
            <text:p>52,014444N 23,808055E</text:p>
            <text:p>52,026666N 23,794444E</text:p>
            <text:p>52,024444N 23,785277E</text:p>
            <text:p>52,032500N 23,777777E</text:p>
            <text:p>52,042222N 23,749444E</text:p>
            <text:p>52,040833N 23,727777E</text:p>
          </table:table-cell>
          <table:table-cell table:number-columns-repeated="2"/>
        </table:table-row>
        <table:table-row table:style-name="ro10">
          <table:table-cell office:value-type="float" office:value="47" calcext:value-type="float">
            <text:p>47</text:p>
          </table:table-cell>
          <table:table-cell office:value-type="string" calcext:value-type="string">
            <text:p>55,187384N 30,222933E</text:p>
            <text:p>55,188725N 30,221210E</text:p>
            <text:p>55,190711N 30,222672E</text:p>
            <text:p>55,191764N 30,229179E</text:p>
            <text:p>55,191794N 30,231667E</text:p>
            <text:p>55,189122N 30,231841E</text:p>
            <text:p>55,188914N 30,232485E</text:p>
            <text:p>55,186212N 30,231458E</text:p>
            <text:p>55,186234N 30,230334E</text:p>
            <text:p>55,187751N 30,228795E</text:p>
            <text:p>55,188097N 30,223975E</text:p>
            <text:p>55,187384N 30,222933E</text:p>
          </table:table-cell>
          <table:table-cell table:number-columns-repeated="2"/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string" calcext:value-type="string">
            <text:p>55,225773N 30,251130E</text:p>
            <text:p>55,228368N 30,249192E</text:p>
            <text:p>55,226924N 30,239877E</text:p>
            <text:p>55,225351N 30,240579E</text:p>
            <text:p>55,225754N 30,243276E</text:p>
            <text:p>55,224553N 30,243928E</text:p>
            <text:p>55,225773N 30,251130E</text:p>
          </table:table-cell>
          <table:table-cell table:number-columns-repeated="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55,366666N 29,998055E</text:p>
            <text:p>55,366666N 29,914722E</text:p>
            <text:p>55,300000N 29,914722E</text:p>
            <text:p>55,300000N 30,014722E</text:p>
            <text:p>55,366666N 29,998055E</text:p>
          </table:table-cell>
          <table:table-cell table:number-columns-repeated="2"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string" calcext:value-type="string">
            <text:p>53,516666N 28,172222E</text:p>
            <text:p>53,504166N 28,172222E</text:p>
            <text:p>53,504166N 28,177777E</text:p>
            <text:p>53,494444N 28,177777E</text:p>
            <text:p>53,494444N 28,208333E</text:p>
            <text:p>53,516666N 28,208333E</text:p>
            <text:p>53,516666N 28,172222E</text:p>
          </table:table-cell>
          <table:table-cell table:number-columns-repeated="2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string" calcext:value-type="string">
            <text:p>53,940865N 27,778599E</text:p>
            <text:p>53,942043N 27,779452E</text:p>
            <text:p>53,943446N 27,784967E</text:p>
            <text:p>53,942954N 27,786428E</text:p>
            <text:p>53,937045N 27,791544E</text:p>
            <text:p>53,935416N 27,782688E</text:p>
            <text:p>53,940865N 27,778599E</text:p>
          </table:table-cell>
          <table:table-cell table:number-columns-repeated="2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53,934722N 27,678888E</text:p>
            <text:p>53,900277N 27,660555E</text:p>
            <text:p>53,886666N 27,734166E</text:p>
            <text:p>53,921111N 27,752500E</text:p>
            <text:p>53,934722N 27,678888E</text:p>
          </table:table-cell>
          <table:table-cell table:number-columns-repeated="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55,150555N 26,798055E</text:p>
            <text:p>55,123333N 26,839722E</text:p>
            <text:p>55,135277N 26,863333E</text:p>
            <text:p>55,162500N 26,821666E</text:p>
            <text:p>55,150555N 26,798055E</text:p>
          </table:table-cell>
          <table:table-cell table:number-columns-repeated="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52,176111N 26,126111E</text:p>
            <text:p>52,142500N 26,104722E</text:p>
            <text:p>52,136111N 26,132222E</text:p>
            <text:p>52,169722N 26,153333E</text:p>
            <text:p>52,176111N 26,126111E</text:p>
          </table:table-cell>
          <table:table-cell table:number-columns-repeated="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51,992222N 29,137500E</text:p>
            <text:p>51,961944N 29,169166E</text:p>
            <text:p>51,971666N 29,193611E</text:p>
            <text:p>52,001944N 29,161944E</text:p>
            <text:p>51,992222N 29,137500E</text:p>
          </table:table-cell>
          <table:table-cell table:number-columns-repeated="2"/>
        </table:table-row>
        <table:table-row table:style-name="ro4">
          <table:table-cell office:value-type="float" office:value="56" calcext:value-type="float">
            <text:p>56</text:p>
          </table:table-cell>
          <table:table-cell office:value-type="string" calcext:value-type="string">
            <text:p>54,016388N 28,189722E</text:p>
            <text:p>54,020555N 28,201111E</text:p>
            <text:p>54,021666N 28,201944E</text:p>
            <text:p>54,021944N 28,199722E</text:p>
            <text:p>54,017777N 28,188333E</text:p>
            <text:p>54,017222N 28,188611E</text:p>
            <text:p>54,016388N 28,189722E</text:p>
          </table:table-cell>
          <table:table-cell table:number-columns-repeated="2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53,872419N 30,392488E</text:p>
            <text:p>53,875613N 30,399305E</text:p>
            <text:p>53,877901N 30,396980E</text:p>
            <text:p>53,874069N 30,390186E</text:p>
            <text:p>53,872419N 30,392488E</text:p>
          </table:table-cell>
          <table:table-cell table:number-columns-repeated="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53,096944N 26,681666E</text:p>
            <text:p>53,099444N 26,688611E</text:p>
            <text:p>53,095555N 26,693055E</text:p>
            <text:p>53,093333N 26,683333E</text:p>
            <text:p>53,096944N 26,681666E</text:p>
          </table:table-cell>
          <table:table-cell table:number-columns-repeated="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53,330734N 28,582805E</text:p>
            <text:p>53,326386N 28,576711E</text:p>
            <text:p>53,319567N 28,590348E</text:p>
            <text:p>53,323915N 28,596442E</text:p>
            <text:p>53,330734N 28,582805E</text:p>
          </table:table-cell>
          <table:table-cell table:number-columns-repeated="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53,171686N 29,177448E</text:p>
            <text:p>53,165110N 29,179909E</text:p>
            <text:p>53,165543N 29,183136E</text:p>
            <text:p>53,172809N 29,181353E</text:p>
            <text:p>53,171686N 29,177448E</text:p>
          </table:table-cell>
          <table:table-cell table:number-columns-repeated="2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53,898611N 27,602500E</text:p>
            <text:p>53,899444N 27,601666E</text:p>
            <text:p>53,899166N 27,600555E</text:p>
            <text:p>53,898333N 27,601388E</text:p>
            <text:p>53,898611N 27,602500E</text:p>
          </table:table-cell>
          <table:table-cell table:number-columns-repeated="2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53,908333N 27,582222E</text:p>
            <text:p>53,907500N 27,580555E</text:p>
            <text:p>53,906388N 27,582222E</text:p>
            <text:p>53,906944N 27,583333E</text:p>
            <text:p>53,908333N 27,582222E</text:p>
          </table:table-cell>
          <table:table-cell table:number-columns-repeated="2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55,199444N 30,204444E</text:p>
            <text:p>55,199722N 30,202222E</text:p>
            <text:p>55,198055N 30,201944E</text:p>
            <text:p>55,198055N 30,204166E</text:p>
            <text:p>55,199444N 30,204444E</text:p>
          </table:table-cell>
          <table:table-cell table:number-columns-repeated="2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53,906666N 30,345000E</text:p>
            <text:p>53,905277N 30,344722E</text:p>
            <text:p>53,905277N 30,346111E</text:p>
            <text:p>53,906388N 30,346944E</text:p>
            <text:p>53,906666N 30,345000E</text:p>
          </table:table-cell>
          <table:table-cell table:number-columns-repeated="2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52,426944N 31,016666E</text:p>
            <text:p>52,426111N 31,015555E</text:p>
            <text:p>52,425000N 31,016388E</text:p>
            <text:p>52,425833N 31,018888E</text:p>
            <text:p>52,426944N 31,016666E</text:p>
          </table:table-cell>
          <table:table-cell table:number-columns-repeated="2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52,095555N 23,682777E</text:p>
            <text:p>52,094722N 23,681111E</text:p>
            <text:p>52,093611N 23,681944E</text:p>
            <text:p>52,094722N 23,684166E</text:p>
            <text:p>52,095555N 23,682777E</text:p>
          </table:table-cell>
          <table:table-cell table:number-columns-repeated="2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53,683055N 23,832500E</text:p>
            <text:p>53,681388N 23,832222E</text:p>
            <text:p>53,681111N 23,835277E</text:p>
            <text:p>53,683055N 23,835277E</text:p>
            <text:p>53,683055N 23,832500E</text:p>
          </table:table-cell>
          <table:table-cell table:number-columns-repeated="2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54,323333N 26,872777E</text:p>
            <text:p>54,320277N 26,871944E</text:p>
            <text:p>54,318888N 26,888611E</text:p>
            <text:p>54,322222N 26,889444E</text:p>
            <text:p>54,323333N 26,872777E</text:p>
          </table:table-cell>
          <table:table-cell table:number-columns-repeated="2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53,920833N 27,629722E</text:p>
            <text:p>53,921111N 27,626944E</text:p>
            <text:p>53,920000N 27,625555E</text:p>
            <text:p>53,919166N 27,629166E</text:p>
            <text:p>53,920833N 27,629722E</text:p>
          </table:table-cell>
          <table:table-cell table:number-columns-repeated="2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54,066388N 28,028888E</text:p>
            <text:p>54,061666N 28,028055E</text:p>
            <text:p>54,062222N 28,038055E</text:p>
            <text:p>54,066666N 28,036666E</text:p>
            <text:p>54,066388N 28,028888E</text:p>
          </table:table-cell>
          <table:table-cell table:number-columns-repeated="2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53,965000N 27,641388E</text:p>
            <text:p>53,981111N 27,651388E</text:p>
            <text:p>53,986111N 27,628055E</text:p>
            <text:p>53,970307N 27,613096E</text:p>
            <text:p>53,965000N 27,641388E</text:p>
          </table:table-cell>
          <table:table-cell table:number-columns-repeated="2"/>
        </table:table-row>
        <table:table-row table:style-name="ro5">
          <table:table-cell office:value-type="float" office:value="72" calcext:value-type="float">
            <text:p>72</text:p>
          </table:table-cell>
          <table:table-cell office:value-type="string" calcext:value-type="string">
            <text:p>53,895000N 27,534722E</text:p>
            <text:p>53,885555N 27,551111E</text:p>
            <text:p>53,893333N 27,571944E</text:p>
            <text:p>53,898611N 27,574444E</text:p>
            <text:p>53,907777N 27,561388E</text:p>
            <text:p>53,909166N 27,557777E</text:p>
            <text:p>53,907500N 27,556388E</text:p>
            <text:p>53,900277N 27,546111E</text:p>
            <text:p>53,895000N 27,534722E</text:p>
          </table:table-cell>
          <table:table-cell table:number-columns-repeated="2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53,911944N 27,548055E</text:p>
            <text:p>53,909444N 27,551111E</text:p>
            <text:p>53,910833N 27,553611E</text:p>
            <text:p>53,912500N 27,551944E</text:p>
            <text:p>53,911944N 27,548055E</text:p>
          </table:table-cell>
          <table:table-cell table:number-columns-repeated="2"/>
        </table:table-row>
        <table:table-row table:style-name="ro11">
          <table:table-cell office:value-type="float" office:value="74" calcext:value-type="float">
            <text:p>74</text:p>
          </table:table-cell>
          <table:table-cell office:value-type="string" calcext:value-type="string">
            <text:p>53,929444N 27,516111E</text:p>
            <text:p>53,923055N 27,528611E</text:p>
            <text:p>53,930000N 27,530000E</text:p>
            <text:p>53,929444N 27,516111E</text:p>
          </table:table-cell>
          <table:table-cell table:number-columns-repeated="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53,936666N 27,479444E</text:p>
            <text:p>53,933888N 27,478333E</text:p>
            <text:p>53,933055N 27,493333E</text:p>
            <text:p>53,936111N 27,492500E</text:p>
            <text:p>53,936666N 27,479444E</text:p>
          </table:table-cell>
          <table:table-cell table:number-columns-repeated="2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53,991111N 27,422777E</text:p>
            <text:p>53,956111N 27,428611E</text:p>
            <text:p>53,954444N 27,440833E</text:p>
            <text:p>53,990833N 27,464722E</text:p>
            <text:p>53,991111N 27,422777E</text:p>
          </table:table-cell>
          <table:table-cell table:number-columns-repeated="2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54,256388N 27,400277E</text:p>
            <text:p>54,178333N 27,342500E</text:p>
            <text:p>54,163055N 27,381666E</text:p>
            <text:p>54,221666N 27,490555E</text:p>
            <text:p>54,256388N 27,400277E</text:p>
          </table:table-cell>
          <table:table-cell table:number-columns-repeated="2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54,362222N 30,287777E</text:p>
            <text:p>54,367222N 30,270000E</text:p>
            <text:p>54,349166N 30,245833E</text:p>
            <text:p>54,337222N 30,283333E</text:p>
            <text:p>54,362222N 30,287777E</text:p>
          </table:table-cell>
          <table:table-cell table:number-columns-repeated="2"/>
        </table:table-row>
        <table:table-row table:style-name="ro12">
          <table:table-cell office:value-type="float" office:value="79" calcext:value-type="float">
            <text:p>79</text:p>
          </table:table-cell>
          <table:table-cell office:value-type="string" calcext:value-type="string">
            <text:p>53,905000N 27,565555E</text:p>
            <text:p>53,903333N 27,568055E</text:p>
            <text:p>53,910000N 27,578611E</text:p>
            <text:p>53,913611N 27,582500E</text:p>
            <text:p>53,916111N 27,586111E</text:p>
            <text:p>53,921666N 27,601388E</text:p>
            <text:p>53,922222N 27,609166E</text:p>
            <text:p>53,938055N 27,667500E</text:p>
            <text:p>53,955000N 27,721388E</text:p>
            <text:p>53,968055N 27,750277E</text:p>
            <text:p>53,983055N 27,786388E</text:p>
            <text:p>53,988888N 27,802500E</text:p>
            <text:p>54,007777N 27,855000E</text:p>
            <text:p>54,013333N 27,884722E</text:p>
            <text:p>54,011388N 27,895833E</text:p>
            <text:p>53,986666N 27,923333E</text:p>
            <text:p>53,976111N 27,938888E</text:p>
            <text:p>53,977222N 27,941111E</text:p>
            <text:p>53,988333N 27,925555E</text:p>
            <text:p>54,003055N 27,910833E</text:p>
            <text:p>54,018888N 27,891944E</text:p>
            <text:p>54,009722N 27,853888E</text:p>
            <text:p>53,984444N 27,784444E</text:p>
            <text:p>53,969722N 27,748055E</text:p>
            <text:p>53,956388N 27,719444E</text:p>
            <text:p>53,939444N 27,666111E</text:p>
            <text:p>53,923888N 27,608333E</text:p>
            <text:p>53,923055N 27,600833E</text:p>
            <text:p>53,922222N 27,597222E</text:p>
            <text:p>53,917222N 27,584444E</text:p>
            <text:p>53,914444N 27,580000E</text:p>
            <text:p>53,910833N 27,576388E</text:p>
            <text:p>53,905000N 27,565555E</text:p>
          </table:table-cell>
          <table:table-cell table:number-columns-repeated="2"/>
        </table:table-row>
        <table:table-row table:style-name="ro13">
          <table:table-cell office:value-type="float" office:value="80" calcext:value-type="float">
            <text:p>80</text:p>
          </table:table-cell>
          <table:table-cell office:value-type="string" calcext:value-type="string">
            <text:p>53,904722N 27,552500E</text:p>
            <text:p>53,905979N 27,554144E</text:p>
            <text:p>53,912777N 27,547222E</text:p>
            <text:p>53,915000N 27,540833E</text:p>
            <text:p>53,918333N 27,536111E</text:p>
            <text:p>53,923888N 27,526944E</text:p>
            <text:p>53,931666N 27,511944E</text:p>
            <text:p>53,936388N 27,498333E</text:p>
            <text:p>53,937777N 27,493055E</text:p>
            <text:p>53,938611N 27,480000E</text:p>
            <text:p>53,939444N 27,475000E</text:p>
            <text:p>53,950555N 27,449166E</text:p>
            <text:p>53,951666N 27,444166E</text:p>
            <text:p>53,950277N 27,443055E</text:p>
            <text:p>53,949166N 27,447777E</text:p>
            <text:p>53,937777N 27,473888E</text:p>
            <text:p>53,936666N 27,479444E</text:p>
            <text:p>53,936111N 27,492500E</text:p>
            <text:p>53,935000N 27,496666E</text:p>
            <text:p>53,930277N 27,510277E</text:p>
            <text:p>53,922777N 27,525000E</text:p>
            <text:p>53,915833N 27,534166E</text:p>
            <text:p>53,913611N 27,538611E</text:p>
            <text:p>53,911666N 27,545277E</text:p>
            <text:p>53,904722N 27,552500E</text:p>
          </table:table-cell>
          <table:table-cell table:number-columns-repeated="2"/>
        </table:table-row>
        <table:table-row table:style-name="ro14">
          <table:table-cell office:value-type="float" office:value="81" calcext:value-type="float">
            <text:p>81</text:p>
          </table:table-cell>
          <table:table-cell office:value-type="string" calcext:value-type="string">
            <text:p>53,951666N 27,444166E</text:p>
            <text:p>53,950555N 27,449166E</text:p>
            <text:p>53,963333N 27,466111E</text:p>
            <text:p>53,966111N 27,478333E</text:p>
            <text:p>53,970555N 27,585833E</text:p>
            <text:p>53,968888N 27,597500E</text:p>
            <text:p>53,944166N 27,667500E</text:p>
            <text:p>53,940000N 27,667777E</text:p>
            <text:p>53,942777N 27,676944E</text:p>
            <text:p>53,945277N 27,670277E</text:p>
            <text:p>53,970555N 27,598888E</text:p>
            <text:p>53,972222N 27,585833E</text:p>
            <text:p>53,967777N 27,477777E</text:p>
            <text:p>53,965000N 27,465000E</text:p>
            <text:p>53,961388N 27,457500E</text:p>
            <text:p>53,951666N 27,444166E</text:p>
          </table:table-cell>
          <table:table-cell table:number-columns-repeated="2"/>
        </table:table-row>
        <table:table-row table:style-name="ro15">
          <table:table-cell office:value-type="float" office:value="82" calcext:value-type="float">
            <text:p>82</text:p>
          </table:table-cell>
          <table:table-cell office:value-type="string" calcext:value-type="string">
            <text:p>53,961944N 27,623333E</text:p>
            <text:p>53,958888N 27,631666E</text:p>
            <text:p>53,961388N 27,639166E</text:p>
            <text:p>53,963611N 27,643888E</text:p>
            <text:p>53,978333N 27,654722E</text:p>
            <text:p>53,985833N 27,657777E</text:p>
            <text:p>54,006666N 27,658888E</text:p>
            <text:p>54,011666N 27,660555E</text:p>
            <text:p>54,018888N 27,665277E</text:p>
            <text:p>54,025555N 27,672777E</text:p>
            <text:p>54,036111N 27,693333E</text:p>
            <text:p>54,041111N 27,699166E</text:p>
            <text:p>54,046388N 27,702500E</text:p>
            <text:p>54,051111N 27,706666E</text:p>
            <text:p>54,049166N 27,700555E</text:p>
            <text:p>54,046666N 27,699722E</text:p>
            <text:p>54,041944N 27,696666E</text:p>
            <text:p>54,037500N 27,691111E</text:p>
            <text:p>54,026944N 27,670555E</text:p>
            <text:p>54,019722N 27,662777E</text:p>
            <text:p>54,012222N 27,657500E</text:p>
            <text:p>54,006944N 27,655833E</text:p>
            <text:p>53,986388N 27,654722E</text:p>
            <text:p>53,965000N 27,641388E</text:p>
            <text:p>53,963055N 27,637500E</text:p>
            <text:p>53,961944N 27,623333E</text:p>
          </table:table-cell>
          <table:table-cell table:number-columns-repeated="2"/>
        </table:table-row>
        <table:table-row table:style-name="ro15">
          <table:table-cell office:value-type="float" office:value="83" calcext:value-type="float">
            <text:p>83</text:p>
          </table:table-cell>
          <table:table-cell office:value-type="string" calcext:value-type="string">
            <text:p>53,961944N 27,623333E</text:p>
            <text:p>53,958888N 27,631666E</text:p>
            <text:p>53,961388N 27,639166E</text:p>
            <text:p>53,963611N 27,643888E</text:p>
            <text:p>53,978333N 27,654722E</text:p>
            <text:p>53,985833N 27,657777E</text:p>
            <text:p>54,006666N 27,658888E</text:p>
            <text:p>54,011666N 27,660555E</text:p>
            <text:p>54,018888N 27,665277E</text:p>
            <text:p>54,025555N 27,672777E</text:p>
            <text:p>54,036111N 27,693333E</text:p>
            <text:p>54,041111N 27,699166E</text:p>
            <text:p>54,046388N 27,702500E</text:p>
            <text:p>54,051111N 27,706666E</text:p>
            <text:p>54,049166N 27,700555E</text:p>
            <text:p>54,046666N 27,699722E</text:p>
            <text:p>54,041944N 27,696666E</text:p>
            <text:p>54,037500N 27,691111E</text:p>
            <text:p>54,026944N 27,670555E</text:p>
            <text:p>54,019722N 27,662777E</text:p>
            <text:p>54,012222N 27,657500E</text:p>
            <text:p>54,006944N 27,655833E</text:p>
            <text:p>53,986388N 27,654722E</text:p>
            <text:p>53,965000N 27,641388E</text:p>
            <text:p>53,963055N 27,637500E</text:p>
            <text:p>53,961944N 27,623333E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53,893888N 27,582222E</text:p>
          </table:table-cell>
          <table:table-cell office:value-type="string" calcext:value-type="string">
            <text:p>0,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53,904444N 27,530277E</text:p>
          </table:table-cell>
          <table:table-cell office:value-type="string" calcext:value-type="string">
            <text:p>0,2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53,844444N 27,628611E</text:p>
          </table:table-cell>
          <table:table-cell office:value-type="string" calcext:value-type="string">
            <text:p>0,3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54,078055N 27,678888E</text:p>
          </table:table-cell>
          <table:table-cell office:value-type="string" calcext:value-type="string">
            <text:p>3,5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54,884444N 26,825833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52,117500N 28,189444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55,732777N 27,116944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53,946666N 27,501944E</text:p>
          </table:table-cell>
          <table:table-cell office:value-type="string" calcext:value-type="string">
            <text:p>0,8</text:p>
          </table:table-cell>
          <table:table-cell/>
        </table:table-row>
        <table:table-row table:style-name="ro16">
          <table:table-cell office:value-type="float" office:value="92" calcext:value-type="float">
            <text:p>92</text:p>
          </table:table-cell>
          <table:table-cell office:value-type="string" calcext:value-type="string">
            <text:p>56,138410N 28,160264E</text:p>
            <text:p>56,143333N 28,155555E</text:p>
            <text:p>56,095000N 28,046111E</text:p>
            <text:p>56,076388N 27,990555E</text:p>
            <text:p>56,029722N 27,941111E</text:p>
            <text:p>56,029166N 27,918888E</text:p>
            <text:p>56,021944N 27,876944E</text:p>
            <text:p>55,968333N 27,841666E</text:p>
            <text:p>55,888611N 27,671111E</text:p>
            <text:p>55,859166N 27,677777E</text:p>
            <text:p>55,853888N 27,775833E</text:p>
            <text:p>55,816111N 27,771388E</text:p>
            <text:p>55,803888N 27,668888E</text:p>
            <text:p>55,759444N 27,648888E</text:p>
            <text:p>55,762777N 27,513055E</text:p>
            <text:p>55,756944N 27,291388E</text:p>
            <text:p>55,767500N 27,240000E</text:p>
            <text:p>55,818055N 27,150555E</text:p>
            <text:p>55,801111N 27,097222E</text:p>
            <text:p>55,797222N 27,019166E</text:p>
            <text:p>55,744722N 26,940555E</text:p>
            <text:p>55,725555N 26,938888E</text:p>
            <text:p>55,681666N 26,927500E</text:p>
            <text:p>55,683333N 26,855000E</text:p>
            <text:p>55,662222N 26,820555E</text:p>
            <text:p>55,655000N 26,784444E</text:p>
            <text:p>55,633888N 26,688333E</text:p>
            <text:p>55,565277N 26,672500E</text:p>
            <text:p>55,515833N 26,608333E</text:p>
            <text:p>55,358888N 26,680277E</text:p>
            <text:p>55,338888N 26,836944E</text:p>
            <text:p>55,317500N 26,914444E</text:p>
            <text:p>55,266666N 26,869722E</text:p>
            <text:p>55,176111N 26,750555E</text:p>
            <text:p>55,123333N 26,726666E</text:p>
            <text:p>55,121666N 26,535277E</text:p>
            <text:p>55,108611N 26,472222E</text:p>
            <text:p>55,074444N 26,404444E</text:p>
            <text:p>55,082222N 26,343888E</text:p>
            <text:p>54,981111N 26,254166E</text:p>
            <text:p>54,953055N 26,139722E</text:p>
            <text:p>54,883055N 26,097777E</text:p>
            <text:p>54,849166N 25,937500E</text:p>
            <text:p>54,782222N 25,797222E</text:p>
            <text:p>54,722777N 25,785000E</text:p>
            <text:p>54,609166N 25,797777E</text:p>
            <text:p>54,612222N 25,931666E</text:p>
            <text:p>54,573333N 25,930833E</text:p>
            <text:p>54,573611N 25,800833E</text:p>
            <text:p>54,519722N 25,756666E</text:p>
            <text:p>54,438333N 25,694444E</text:p>
            <text:p>54,406388N 25,780555E</text:p>
            <text:p>54,174444N 25,865277E</text:p>
            <text:p>54,079444N 25,790000E</text:p>
            <text:p>54,070000N 25,742777E</text:p>
            <text:p>54,089444N 25,586111E</text:p>
            <text:p>54,127222N 25,488888E</text:p>
            <text:p>54,194722N 25,456666E</text:p>
            <text:p>54,216388N 25,509166E</text:p>
            <text:p>54,266666N 25,483333E</text:p>
            <text:p>54,237777N 25,380555E</text:p>
            <text:p>54,226388N 25,260000E</text:p>
            <text:p>54,187222N 25,236111E</text:p>
            <text:p>54,130000N 25,116944E</text:p>
            <text:p>54,110277N 25,082500E</text:p>
            <text:p>54,096388N 24,993611E</text:p>
            <text:p>54,129722N 24,958888E</text:p>
            <text:p>54,105277N 24,844722E</text:p>
            <text:p>54,051944N 24,909166E</text:p>
            <text:p>54,018055N 24,901944E</text:p>
            <text:p>53,975277N 24,834722E</text:p>
            <text:p>53,921388N 24,832222E</text:p>
            <text:p>53,907777N 24,802222E</text:p>
            <text:p>53,906111N 24,642500E</text:p>
            <text:p>53,941111N 24,562500E</text:p>
            <text:p>53,838055N 24,405833E</text:p>
            <text:p>53,905833N 24,190277E</text:p>
            <text:p>53,846388N 24,155277E</text:p>
            <text:p>53,845833N 24,101666E</text:p>
            <text:p>53,903055N 24,070277E</text:p>
            <text:p>53,848333N 23,609166E</text:p>
            <text:p>53,733032N 23,634517E</text:p>
            <text:p>53,732278N 23,665573E</text:p>
            <text:p>53,707777N 23,684166E</text:p>
            <text:p>53,688888N 23,644722E</text:p>
            <text:p>53,526111N 23,713611E</text:p>
            <text:p>53,286111N 23,845277E</text:p>
            <text:p>53,188611N 23,946944E</text:p>
            <text:p>53,123055N 23,971111E</text:p>
            <text:p>53,095277N 23,939166E</text:p>
            <text:p>53,047500N 23,959166E</text:p>
            <text:p>52,929166N 24,000000E</text:p>
            <text:p>52,698055N 23,992777E</text:p>
            <text:p>52,616666N 23,987777E</text:p>
            <text:p>52,584166N 23,835833E</text:p>
            <text:p>52,513055N 23,482222E</text:p>
            <text:p>52,377222N 23,406944E</text:p>
            <text:p>52,380000N 23,343888E</text:p>
            <text:p>52,281944N 23,252777E</text:p>
            <text:p>52,178611N 23,659722E</text:p>
            <text:p>52,136388N 23,642500E</text:p>
            <text:p>52,053333N 23,714444E</text:p>
            <text:p>51,994722N 23,736111E</text:p>
            <text:p>51,932500N 23,688055E</text:p>
            <text:p>51,797500N 23,683333E</text:p>
            <text:p>51,749166N 23,653888E</text:p>
            <text:p>51,730833N 23,589444E</text:p>
            <text:p>51,670555N 23,596111E</text:p>
            <text:p>51,693888N 23,782500E</text:p>
            <text:p>51,683333N 23,819166E</text:p>
            <text:p>51,651111N 23,940000E</text:p>
            <text:p>51,622222N 23,981111E</text:p>
            <text:p>51,738055N 24,166388E</text:p>
            <text:p>51,775555N 24,158888E</text:p>
            <text:p>51,782500N 24,211111E</text:p>
            <text:p>51,898888N 24,336111E</text:p>
            <text:p>51,974444N 24,608611E</text:p>
            <text:p>51,920000N 24,688055E</text:p>
            <text:p>51,996666N 25,053055E</text:p>
            <text:p>52,002222N 25,579166E</text:p>
            <text:p>51,959722N 26,012500E</text:p>
            <text:p>51,931388N 26,122222E</text:p>
            <text:p>51,902222N 26,252777E</text:p>
            <text:p>51,901111N 26,431111E</text:p>
            <text:p>51,888333N 26,519722E</text:p>
            <text:p>51,852222N 26,552500E</text:p>
            <text:p>51,856666N 26,707777E</text:p>
            <text:p>51,877777N 26,793888E</text:p>
            <text:p>51,795555N 26,866388E</text:p>
            <text:p>51,800277N 27,246666E</text:p>
            <text:p>51,723333N 27,251666E</text:p>
            <text:p>51,640833N 27,350000E</text:p>
            <text:p>51,697222N 27,545555E</text:p>
            <text:p>51,652777N 27,628055E</text:p>
            <text:p>51,651666N 27,901666E</text:p>
            <text:p>51,734444N 28,056944E</text:p>
            <text:p>51,731388N 28,311388E</text:p>
            <text:p>51,571111N 28,776944E</text:p>
            <text:p>51,728888N 29,177777E</text:p>
            <text:p>51,516666N 29,369722E</text:p>
            <text:p>51,560277N 29,776944E</text:p>
            <text:p>51,540833N 30,208055E</text:p>
            <text:p>51,457500N 30,378611E</text:p>
            <text:p>51,325833N 30,491666E</text:p>
            <text:p>51,333888N 30,563888E</text:p>
            <text:p>51,632500N 30,437500E</text:p>
            <text:p>51,838333N 30,616111E</text:p>
            <text:p>51,963888N 30,762500E</text:p>
            <text:p>52,113888N 30,921388E</text:p>
            <text:p>52,133333N 31,148333E</text:p>
            <text:p>52,090000N 31,239444E</text:p>
            <text:p>52,166944N 31,372777E</text:p>
            <text:p>52,162777N 31,782222E</text:p>
            <text:p>далее по Государственной границе Республики Беларусь с Украиной, Республикой</text:p>
            <text:p>Польша, Литовской Республикой и Латвийской Республикой до 56,138410N</text:p>
            <text:p>28,160264E</text:p>
          </table:table-cell>
          <table:table-cell office:value-type="string" calcext:value-type="string">
            <text:p>Погнан зона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55,410555N 28,566111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55,534166N 26,819722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55,491111N 28,782777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54,502500N 26,296944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55,120833N 26,882777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54,867500N 26,315833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54,418333N 25,879444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4,317222N 26,836666E</text:p>
          </table:table-cell>
          <table:table-cell office:value-type="string" calcext:value-type="string">
            <text:p>2,5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53,893055N 25,267500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54,141944N 25,320000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53,015555N 24,075277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51,802500N 24,076666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52,209722N 31,417777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52,213888N 31,100555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53,673055N 27,121388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52,073333N 29,112222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52,424444N 30,923611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53,837500N 27,752777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54,427500N 30,104166E</text:p>
            <text:p>54,349444N 30,180555E</text:p>
            <text:p>54,451944N 30,488611E</text:p>
            <text:p>54,530000N 30,411944E</text:p>
            <text:p>54,427500N 30,104166E</text:p>
          </table:table-cell>
          <table:table-cell table:number-columns-repeated="2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55,039166N 30,229722E</text:p>
            <text:p>55,133611N 30,543055E</text:p>
            <text:p>55,213055N 30,470000E</text:p>
            <text:p>55,118611N 30,156666E</text:p>
            <text:p>55,039166N 30,229722E</text:p>
          </table:table-cell>
          <table:table-cell table:number-columns-repeated="2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53,998055N 29,920555E</text:p>
            <text:p>53,850833N 30,156944E</text:p>
            <text:p>53,912500N 30,267500E</text:p>
            <text:p>54,060000N 30,031388E</text:p>
            <text:p>53,998055N 29,920555E</text:p>
          </table:table-cell>
          <table:table-cell table:number-columns-repeated="2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53,932500N 27,854722E</text:p>
            <text:p>53,773055N 28,091944E</text:p>
            <text:p>53,832222N 28,206111E</text:p>
            <text:p>53,991944N 27,969444E</text:p>
            <text:p>53,932500N 27,854722E</text:p>
          </table:table-cell>
          <table:table-cell table:number-columns-repeated="2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52,520833N 30,835000E</text:p>
            <text:p>52,448888N 31,145833E</text:p>
            <text:p>52,533055N 31,198055E</text:p>
            <text:p>52,605000N 30,887222E</text:p>
            <text:p>52,520833N 30,835000E</text:p>
          </table:table-cell>
          <table:table-cell table:number-columns-repeated="2"/>
        </table:table-row>
        <table:table-row table:style-name="ro4">
          <table:table-cell office:value-type="float" office:value="116" calcext:value-type="float">
            <text:p>116</text:p>
          </table:table-cell>
          <table:table-cell office:value-type="string" calcext:value-type="string">
            <text:p>52,108333N 23,715555E</text:p>
            <text:p>52,025833N 24,017222E</text:p>
            <text:p>52,108055N 24,076666E</text:p>
            <text:p>52,212500N 23,747777E</text:p>
            <text:p>52,191666N 23,723888E</text:p>
            <text:p>52,172500N 23,760277E</text:p>
            <text:p>52,108333N 23,715555E</text:p>
          </table:table-cell>
          <table:table-cell table:number-columns-repeated="2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53,701666N 23,972222E</text:p>
            <text:p>53,498611N 23,983611E</text:p>
            <text:p>53,502222N 24,134722E</text:p>
            <text:p>53,704722N 24,124166E</text:p>
            <text:p>53,701666N 23,972222E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52,328333N 30,371666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53,658076N 23,882085E</text:p>
            <text:p>53,656381N 23,974804E</text:p>
            <text:p>53,672088N 23,973673E</text:p>
            <text:p>53,693418N 23,883459E</text:p>
            <text:p>53,658087N 23,882067E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55,510277N 28,564722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51,888611N 29,324444E</text:p>
          </table:table-cell>
          <table:table-cell office:value-type="string" calcext:value-type="string">
            <text:p>2,6</text:p>
          </table:table-cell>
          <table:table-cell/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52,637180N 29,761897E</text:p>
            <text:p>52,605345N 29,733137E</text:p>
            <text:p>52,588182N 29,783420E</text:p>
            <text:p>52,608735N 29,801515E</text:p>
            <text:p>52,635947N 29,779244E</text:p>
            <text:p>52,637180N 29,761897E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53,820833N 30,336111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52,319444N 30,888333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52,183888N 29,885000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51,923611N 29,264166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52,077222N 27,622777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52,172571N 26,141921E</text:p>
            <text:p>52,178989N 26,114257E</text:p>
            <text:p>52,192607N 26,122617E</text:p>
            <text:p>52,186191N 26,150282E</text:p>
            <text:p>52,172571N 26,141921E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52,286944N 24,487777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52,426388N 30,857777E</text:p>
          </table:table-cell>
          <table:table-cell office:value-type="string" calcext:value-type="string">
            <text:p>2,5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55,461111N 28,721666E</text:p>
          </table:table-cell>
          <table:table-cell office:value-type="string" calcext:value-type="string">
            <text:p>0,8</text:p>
          </table:table-cell>
          <table:table-cell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53,198341N 29,192227E</text:p>
            <text:p>53,181727N 29,208156E</text:p>
            <text:p>53,177306N 29,195377E</text:p>
            <text:p>53,193921N 29,179448E</text:p>
            <text:p>53,198341N 29,192227E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53,908333N 25,320555E</text:p>
          </table:table-cell>
          <table:table-cell office:value-type="string" calcext:value-type="string">
            <text:p>0,6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53,640555N 27,915555E</text:p>
          </table:table-cell>
          <table:table-cell office:value-type="string" calcext:value-type="string">
            <text:p>0,3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53,492222N 28,159444E</text:p>
          </table:table-cell>
          <table:table-cell office:value-type="string" calcext:value-type="string">
            <text:p>0,2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55,153055N 30,153888E</text:p>
          </table:table-cell>
          <table:table-cell office:value-type="string" calcext:value-type="string">
            <text:p>0,5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54,835555N 29,150277E</text:p>
          </table:table-cell>
          <table:table-cell office:value-type="string" calcext:value-type="string">
            <text:p>0,3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55,040833N 27,788333E</text:p>
          </table:table-cell>
          <table:table-cell office:value-type="string" calcext:value-type="string">
            <text:p>0,5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53,864444N 30,238888E</text:p>
          </table:table-cell>
          <table:table-cell office:value-type="string" calcext:value-type="string">
            <text:p>0,3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53,143333N 29,189722E</text:p>
          </table:table-cell>
          <table:table-cell office:value-type="string" calcext:value-type="string">
            <text:p>0,3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53,745833N 31,675555E</text:p>
          </table:table-cell>
          <table:table-cell office:value-type="string" calcext:value-type="string">
            <text:p>0,4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53,379444N 32,061388E</text:p>
          </table:table-cell>
          <table:table-cell office:value-type="string" calcext:value-type="string">
            <text:p>0,2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53,875555N 25,314722E</text:p>
          </table:table-cell>
          <table:table-cell office:value-type="string" calcext:value-type="string">
            <text:p>0,2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53,743333N 27,348611E</text:p>
          </table:table-cell>
          <table:table-cell office:value-type="string" calcext:value-type="string">
            <text:p>0,4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54,204444N 28,501944E</text:p>
          </table:table-cell>
          <table:table-cell office:value-type="string" calcext:value-type="string">
            <text:p>0,2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54,306944N 26,861388E</text:p>
          </table:table-cell>
          <table:table-cell office:value-type="string" calcext:value-type="string">
            <text:p>0,15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52,991944N 27,599444E</text:p>
          </table:table-cell>
          <table:table-cell office:value-type="string" calcext:value-type="string">
            <text:p>0,3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52,220833N 24,307222E</text:p>
          </table:table-cell>
          <table:table-cell office:value-type="string" calcext:value-type="string">
            <text:p>0,1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52,221388N 24,328333E</text:p>
          </table:table-cell>
          <table:table-cell office:value-type="string" calcext:value-type="string">
            <text:p>0,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52,129444N 26,126388E</text:p>
          </table:table-cell>
          <table:table-cell office:value-type="string" calcext:value-type="string">
            <text:p>0,2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53,708333N 23,836111E</text:p>
          </table:table-cell>
          <table:table-cell office:value-type="string" calcext:value-type="string">
            <text:p>0,3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53,118055N 24,406111E</text:p>
          </table:table-cell>
          <table:table-cell office:value-type="string" calcext:value-type="string">
            <text:p>0,4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53,098888N 25,341111E</text:p>
          </table:table-cell>
          <table:table-cell office:value-type="string" calcext:value-type="string">
            <text:p>0,3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54,503055N 26,222500E</text:p>
          </table:table-cell>
          <table:table-cell office:value-type="string" calcext:value-type="string">
            <text:p>0,3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52,212500N 29,386388E</text:p>
          </table:table-cell>
          <table:table-cell office:value-type="string" calcext:value-type="string">
            <text:p>0,5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51,908055N 29,999166E</text:p>
          </table:table-cell>
          <table:table-cell office:value-type="string" calcext:value-type="string">
            <text:p>0,3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52,304444N 30,235000E</text:p>
          </table:table-cell>
          <table:table-cell office:value-type="string" calcext:value-type="string">
            <text:p>3,0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53,010833N 24,043333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52,288333N 30,261111E</text:p>
          </table:table-cell>
          <table:table-cell office:value-type="string" calcext:value-type="string">
            <text:p>0,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52,413611N 29,857777E</text:p>
          </table:table-cell>
          <table:table-cell office:value-type="string" calcext:value-type="string">
            <text:p>0,5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52,514444N 29,541944E</text:p>
          </table:table-cell>
          <table:table-cell office:value-type="string" calcext:value-type="string">
            <text:p>0,5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52,617500N 29,151388E</text:p>
          </table:table-cell>
          <table:table-cell office:value-type="string" calcext:value-type="string">
            <text:p>0,4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52,356944N 30,311666E</text:p>
          </table:table-cell>
          <table:table-cell office:value-type="string" calcext:value-type="string">
            <text:p>0,7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54,761111N 26,095833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52,451944N 25,195555E</text:p>
          </table:table-cell>
          <table:table-cell office:value-type="string" calcext:value-type="string">
            <text:p>1,5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53,142500N 26,011111E</text:p>
          </table:table-cell>
          <table:table-cell office:value-type="string" calcext:value-type="string">
            <text:p>0,6</text:p>
          </table:table-cell>
          <table:table-cell/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52,118028N 26,095031E</text:p>
            <text:p>52,111938N 26,068933E</text:p>
            <text:p>52,103710N 26,067802E</text:p>
            <text:p>52,096923N 26,097293E</text:p>
            <text:p>52,108625N 26,108689E</text:p>
            <text:p>52,118028N 26,095031E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52,567500N 24,477222E</text:p>
          </table:table-cell>
          <table:table-cell office:value-type="string" calcext:value-type="string">
            <text:p>0,6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55,169166N 30,135833E</text:p>
          </table:table-cell>
          <table:table-cell office:value-type="string" calcext:value-type="string">
            <text:p>0,6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54,694722N 30,492500E</text:p>
          </table:table-cell>
          <table:table-cell office:value-type="string" calcext:value-type="string">
            <text:p>0,5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55,432777N 28,946666E</text:p>
          </table:table-cell>
          <table:table-cell office:value-type="string" calcext:value-type="string">
            <text:p>0,5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54,679722N 29,135000E</text:p>
          </table:table-cell>
          <table:table-cell office:value-type="string" calcext:value-type="string">
            <text:p>1,5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55,250555N 30,160555E</text:p>
          </table:table-cell>
          <table:table-cell office:value-type="string" calcext:value-type="string">
            <text:p>0,6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52,448888N 30,816388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53,901111N 25,290277E</text:p>
          </table:table-cell>
          <table:table-cell office:value-type="string" calcext:value-type="string">
            <text:p>0,3</text:p>
          </table:table-cell>
          <table:table-cell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53,654067N 23,974694E</text:p>
            <text:p>53,633924N 23,975843E</text:p>
            <text:p>53,639211N 23,957992E</text:p>
            <text:p>53,651264N 23,958018E</text:p>
            <text:p>53,654067N 23,974738E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53,608055N 25,773611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53,877222N 27,652500E</text:p>
          </table:table-cell>
          <table:table-cell office:value-type="string" calcext:value-type="string">
            <text:p>0,6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53,872222N 27,399444E</text:p>
          </table:table-cell>
          <table:table-cell office:value-type="string" calcext:value-type="string">
            <text:p>1,5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53,882500N 27,578055E</text:p>
          </table:table-cell>
          <table:table-cell office:value-type="string" calcext:value-type="string">
            <text:p>0,44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53,611111N 27,947222E</text:p>
          </table:table-cell>
          <table:table-cell office:value-type="string" calcext:value-type="string">
            <text:p>0,65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54,093055N 28,350833E</text:p>
          </table:table-cell>
          <table:table-cell office:value-type="string" calcext:value-type="string">
            <text:p>0,4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54,227777N 28,504722E</text:p>
          </table:table-cell>
          <table:table-cell office:value-type="string" calcext:value-type="string">
            <text:p>0,31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53,886944N 30,296111E</text:p>
          </table:table-cell>
          <table:table-cell office:value-type="string" calcext:value-type="string">
            <text:p>0,35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53,960555N 30,347222E</text:p>
          </table:table-cell>
          <table:table-cell office:value-type="string" calcext:value-type="string">
            <text:p>0,2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53,166388N 29,224722E</text:p>
          </table:table-cell>
          <table:table-cell office:value-type="string" calcext:value-type="string">
            <text:p>0,3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54,166111N 29,779722E</text:p>
          </table:table-cell>
          <table:table-cell office:value-type="string" calcext:value-type="string">
            <text:p>0,1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53,357222N 28,679444E</text:p>
          </table:table-cell>
          <table:table-cell office:value-type="string" calcext:value-type="string">
            <text:p>0,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53,426666N 29,858055E</text:p>
          </table:table-cell>
          <table:table-cell office:value-type="string" calcext:value-type="string">
            <text:p>0,6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52,206388N 23,960000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53,182222N 25,982777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52,253611N 27,401388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52,144284N 23,739962E</text:p>
            <text:p>52,125254N 23,726652E</text:p>
            <text:p>52,133771N 23,713003E</text:p>
            <text:p>52,146697N 23,718223E</text:p>
            <text:p>52,144338N 23,740136E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53,162500N 25,993055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52,742222N 25,349722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52,189722N 26,082222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54,563888N 30,175833E</text:p>
          </table:table-cell>
          <table:table-cell office:value-type="string" calcext:value-type="string">
            <text:p>0,2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55,046111N 30,300833E</text:p>
          </table:table-cell>
          <table:table-cell office:value-type="string" calcext:value-type="string">
            <text:p>0,32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55,422222N 28,503888E</text:p>
          </table:table-cell>
          <table:table-cell office:value-type="string" calcext:value-type="string">
            <text:p>0,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2,376666N 31,332222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52,457500N 30,897777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52,913611N 30,379166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52,016666N 29,166666E</text:p>
          </table:table-cell>
          <table:table-cell office:value-type="string" calcext:value-type="string">
            <text:p>0,6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52,406111N 30,946666E</text:p>
          </table:table-cell>
          <table:table-cell office:value-type="string" calcext:value-type="string">
            <text:p>0,4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53,825833N 23,864166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53,629722N 23,867222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53,802664N 25,376892E</text:p>
            <text:p>53,784454N 25,387941E</text:p>
            <text:p>53,783934N 25,364718E</text:p>
            <text:p>53,799003N 25,362630E</text:p>
            <text:p>53,802716N 25,376805E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53,228611N 24,454444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53,552500N 26,387222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53,116944N 28,350833E</text:p>
          </table:table-cell>
          <table:table-cell office:value-type="string" calcext:value-type="string">
            <text:p>0,35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54,400000N 27,907500E</text:p>
          </table:table-cell>
          <table:table-cell office:value-type="string" calcext:value-type="string">
            <text:p>0,27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53,995555N 27,529722E</text:p>
          </table:table-cell>
          <table:table-cell office:value-type="string" calcext:value-type="string">
            <text:p>0,18</text:p>
          </table:table-cell>
          <table:table-cell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53,823327N 27,584306E</text:p>
            <text:p>53,817313N 27,587916E</text:p>
            <text:p>53,819442N 27,591183E</text:p>
            <text:p>53,823423N 27,588791E</text:p>
            <text:p>53,823327N 27,584306E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54,302777N 26,750555E</text:p>
          </table:table-cell>
          <table:table-cell office:value-type="string" calcext:value-type="string">
            <text:p>0,25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53,018611N 27,375833E</text:p>
          </table:table-cell>
          <table:table-cell office:value-type="string" calcext:value-type="string">
            <text:p>0,15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52,728888N 27,644166E</text:p>
          </table:table-cell>
          <table:table-cell office:value-type="string" calcext:value-type="string">
            <text:p>0,15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54,145555N 28,377777E</text:p>
          </table:table-cell>
          <table:table-cell office:value-type="string" calcext:value-type="string">
            <text:p>0,20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53,686388N 27,699444E</text:p>
          </table:table-cell>
          <table:table-cell office:value-type="string" calcext:value-type="string">
            <text:p>0,17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53,611111N 27,947222E</text:p>
          </table:table-cell>
          <table:table-cell office:value-type="string" calcext:value-type="string">
            <text:p>0,1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53,172222N 29,062777E</text:p>
          </table:table-cell>
          <table:table-cell office:value-type="string" calcext:value-type="string">
            <text:p>0,35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53,856666N 30,509444E</text:p>
          </table:table-cell>
          <table:table-cell office:value-type="string" calcext:value-type="string">
            <text:p>0,2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54,019722N 30,330555E</text:p>
          </table:table-cell>
          <table:table-cell office:value-type="string" calcext:value-type="string">
            <text:p>0,15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53,691388N 31,601111E</text:p>
          </table:table-cell>
          <table:table-cell office:value-type="string" calcext:value-type="string">
            <text:p>0,1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53,321111N 28,669722E</text:p>
          </table:table-cell>
          <table:table-cell office:value-type="string" calcext:value-type="string">
            <text:p>0,11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53,396388N 28,528611E</text:p>
          </table:table-cell>
          <table:table-cell office:value-type="string" calcext:value-type="string">
            <text:p>0,11</text:p>
          </table:table-cell>
          <table:table-cell/>
        </table:table-row>
        <table:table-row table:style-name="ro10">
          <table:table-cell office:value-type="float" office:value="226" calcext:value-type="float">
            <text:p>226</text:p>
          </table:table-cell>
          <table:table-cell office:value-type="string" calcext:value-type="string">
            <text:p>53,869218N 27,647004E</text:p>
            <text:p>53,861620N 27,641291E</text:p>
            <text:p>53,858149N 27,641296E</text:p>
            <text:p>53,855555N 27,636316E</text:p>
            <text:p>53,850277N 27,652500E</text:p>
            <text:p>53,850555N 27,671944E</text:p>
            <text:p>53,857840N 27,677286E</text:p>
            <text:p>53,861578N 27,668546E</text:p>
            <text:p>53,862854N 27,651820E</text:p>
            <text:p>53,864595N 27,651154E</text:p>
            <text:p>53,864374N 27,649159E</text:p>
            <text:p>53,869218N 27,647004E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53,888888N 27,633333E</text:p>
          </table:table-cell>
          <table:table-cell office:value-type="string" calcext:value-type="string">
            <text:p>0,5</text:p>
          </table:table-cell>
          <table:table-cell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54,099034N 28,307552E</text:p>
            <text:p>54,107107N 28,339434E</text:p>
            <text:p>54,104626N 28,344287E</text:p>
            <text:p>54,095858N 28,329108E</text:p>
            <text:p>54,099034N 28,307552E</text:p>
          </table:table-cell>
          <table:table-cell table:number-columns-repeated="2"/>
        </table:table-row>
        <table:table-row table:style-name="ro3">
          <table:table-cell office:value-type="float" office:value="229" calcext:value-type="float">
            <text:p>229</text:p>
          </table:table-cell>
          <table:table-cell office:value-type="string" calcext:value-type="string">
            <text:p>52,843069N 30,019871E</text:p>
            <text:p>52,865027N 30,029266E</text:p>
            <text:p>52,881200N 29,965238E</text:p>
            <text:p>52,869438N 29,950797E</text:p>
            <text:p>52,835922N 29,980549E</text:p>
            <text:p>52,843069N 30,019821E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51,919722N 29,314722E</text:p>
          </table:table-cell>
          <table:table-cell office:value-type="string" calcext:value-type="string">
            <text:p>0,7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52,719722N 25,341111E</text:p>
          </table:table-cell>
          <table:table-cell office:value-type="string" calcext:value-type="string">
            <text:p>0,7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52,853055N 25,363055E</text:p>
          </table:table-cell>
          <table:table-cell office:value-type="string" calcext:value-type="string">
            <text:p>0,7</text:p>
          </table:table-cell>
          <table:table-cell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52,423356N 30,939401E</text:p>
            <text:p>52,422505N 30,945404E</text:p>
            <text:p>52,411175N 30,943577E</text:p>
            <text:p>52,413941N 30,930789E</text:p>
            <text:p>52,423356N 30,939401E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52,057777N 29,239444E</text:p>
          </table:table-cell>
          <table:table-cell office:value-type="string" calcext:value-type="string">
            <text:p>0,7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52,625555N 29,715277E</text:p>
          </table:table-cell>
          <table:table-cell office:value-type="string" calcext:value-type="string">
            <text:p>0,7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52,363611N 30,429444E</text:p>
          </table:table-cell>
          <table:table-cell office:value-type="string" calcext:value-type="string">
            <text:p>0,7</text:p>
          </table:table-cell>
          <table:table-cell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52,108832N 23,666495E</text:p>
            <text:p>52,101675N 23,672672E</text:p>
            <text:p>52,103553N 23,678409E</text:p>
            <text:p>52,110709N 23,672233E</text:p>
            <text:p>52,108832N 23,666495E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52,464166N 30,973333E</text:p>
          </table:table-cell>
          <table:table-cell office:value-type="string" calcext:value-type="string">
            <text:p>0,7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52,458333N 30,073333E</text:p>
          </table:table-cell>
          <table:table-cell office:value-type="string" calcext:value-type="string">
            <text:p>0,7</text:p>
          </table:table-cell>
          <table:table-cell/>
        </table:table-row>
        <table:table-row table:style-name="ro7">
          <table:table-cell office:value-type="float" office:value="240" calcext:value-type="float">
            <text:p>240</text:p>
          </table:table-cell>
          <table:table-cell office:value-type="string" calcext:value-type="string">
            <text:p>53,116746N 26,039721E</text:p>
            <text:p>53,119515N 26,037581E</text:p>
            <text:p>53,120575N 26,034150E</text:p>
            <text:p>53,122346N 26,032457E</text:p>
            <text:p>53,123533N 26,034585E</text:p>
            <text:p>53,123883N 26,037222E</text:p>
            <text:p>53,122338N 26,038938E</text:p>
            <text:p>53,124083N 26,043592E</text:p>
            <text:p>53,122474N 26,049043E</text:p>
            <text:p>53,116746N 26,039721E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55,172222N 30,196388E</text:p>
          </table:table-cell>
          <table:table-cell office:value-type="string" calcext:value-type="string">
            <text:p>0,7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55,507777N 28,778888E</text:p>
          </table:table-cell>
          <table:table-cell office:value-type="string" calcext:value-type="string">
            <text:p>0,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54,531944N 30,448333E</text:p>
          </table:table-cell>
          <table:table-cell office:value-type="string" calcext:value-type="string">
            <text:p>0,7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55,164444N 27,671111E</text:p>
          </table:table-cell>
          <table:table-cell office:value-type="string" calcext:value-type="string">
            <text:p>0,7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55,248333N 30,318055E</text:p>
          </table:table-cell>
          <table:table-cell office:value-type="string" calcext:value-type="string">
            <text:p>0,7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53,146944N 24,480555E</text:p>
          </table:table-cell>
          <table:table-cell office:value-type="string" calcext:value-type="string">
            <text:p>0,9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53,868611N 27,575833E</text:p>
          </table:table-cell>
          <table:table-cell office:value-type="string" calcext:value-type="string">
            <text:p>0,4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53,883333N 27,493611E</text:p>
          </table:table-cell>
          <table:table-cell office:value-type="string" calcext:value-type="string">
            <text:p>0,4</text:p>
          </table:table-cell>
          <table:table-cell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53,949105N 27,696360E</text:p>
            <text:p>53,952637N 27,707446E</text:p>
            <text:p>53,956850N 27,703588E</text:p>
            <text:p>53,953316N 27,692502E</text:p>
            <text:p>53,949105N 27,696360E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3,681388N 23,848333E</text:p>
          </table:table-cell>
          <table:table-cell office:value-type="string" calcext:value-type="string">
            <text:p>0,4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53,894166N 30,320833E</text:p>
          </table:table-cell>
          <table:table-cell office:value-type="string" calcext:value-type="string">
            <text:p>0,4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53,145000N 29,162777E</text:p>
          </table:table-cell>
          <table:table-cell office:value-type="string" calcext:value-type="string">
            <text:p>0,4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53,835833N 30,394444E</text:p>
          </table:table-cell>
          <table:table-cell office:value-type="string" calcext:value-type="string">
            <text:p>0,7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54,180000N 30,284722E</text:p>
          </table:table-cell>
          <table:table-cell office:value-type="string" calcext:value-type="string">
            <text:p>0,7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54,040833N 27,778611E</text:p>
          </table:table-cell>
          <table:table-cell office:value-type="string" calcext:value-type="string">
            <text:p>0,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53,113055N 25,965277E</text:p>
          </table:table-cell>
          <table:table-cell office:value-type="string" calcext:value-type="string">
            <text:p>0,3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52,084444N 23,689444E</text:p>
          </table:table-cell>
          <table:table-cell office:value-type="string" calcext:value-type="string">
            <text:p>0,15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55,205000N 30,213611E</text:p>
          </table:table-cell>
          <table:table-cell office:value-type="string" calcext:value-type="string">
            <text:p>0,2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55,238888N 30,270555E</text:p>
          </table:table-cell>
          <table:table-cell office:value-type="string" calcext:value-type="string">
            <text:p>0,3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55,212222N 30,223888E</text:p>
          </table:table-cell>
          <table:table-cell office:value-type="string" calcext:value-type="string">
            <text:p>0,3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52,613055N 31,151666E</text:p>
          </table:table-cell>
          <table:table-cell office:value-type="string" calcext:value-type="string">
            <text:p>0,5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52,437777N 31,007777E</text:p>
          </table:table-cell>
          <table:table-cell office:value-type="string" calcext:value-type="string">
            <text:p>0,2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53,678888N 23,832222E</text:p>
          </table:table-cell>
          <table:table-cell office:value-type="string" calcext:value-type="string">
            <text:p>0,1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53,595833N 25,464166E</text:p>
          </table:table-cell>
          <table:table-cell office:value-type="string" calcext:value-type="string">
            <text:p>0,7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53,811111N 25,764722E</text:p>
          </table:table-cell>
          <table:table-cell office:value-type="string" calcext:value-type="string">
            <text:p>0,5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54,253055N 28,715555E</text:p>
          </table:table-cell>
          <table:table-cell office:value-type="string" calcext:value-type="string">
            <text:p>0,3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54,111388N 28,369444E</text:p>
          </table:table-cell>
          <table:table-cell office:value-type="string" calcext:value-type="string">
            <text:p>0,3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53,241111N 27,713611E</text:p>
          </table:table-cell>
          <table:table-cell office:value-type="string" calcext:value-type="string">
            <text:p>0,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53,688611N 27,155277E</text:p>
          </table:table-cell>
          <table:table-cell office:value-type="string" calcext:value-type="string">
            <text:p>0,2</text:p>
          </table:table-cell>
          <table:table-cell/>
        </table:table-row>
        <table:table-row table:style-name="ro3">
          <table:table-cell office:value-type="float" office:value="270" calcext:value-type="float">
            <text:p>270</text:p>
          </table:table-cell>
          <table:table-cell office:value-type="string" calcext:value-type="string">
            <text:p>53,199911N 29,190814E</text:p>
            <text:p>53,184759N 29,205299E</text:p>
            <text:p>53,184785N 29,223437E</text:p>
            <text:p>53,201060N 29,224437E</text:p>
            <text:p>53,204899N 29,206473E</text:p>
            <text:p>53,199911N 29,190814E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54,257500N 30,987777E</text:p>
          </table:table-cell>
          <table:table-cell office:value-type="string" calcext:value-type="string">
            <text:p>1,5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54,291111N 30,980555E</text:p>
          </table:table-cell>
          <table:table-cell office:value-type="string" calcext:value-type="string">
            <text:p>0,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53,180277N 30,285277E</text:p>
          </table:table-cell>
          <table:table-cell office:value-type="string" calcext:value-type="string">
            <text:p>0,5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54,395000N 31,162777E</text:p>
          </table:table-cell>
          <table:table-cell office:value-type="string" calcext:value-type="string">
            <text:p>0,3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53,854444N 30,410277E</text:p>
          </table:table-cell>
          <table:table-cell office:value-type="string" calcext:value-type="string">
            <text:p>0,4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53,128888N 29,238888E</text:p>
          </table:table-cell>
          <table:table-cell office:value-type="string" calcext:value-type="string">
            <text:p>0,1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53,941944N 30,357500E</text:p>
          </table:table-cell>
          <table:table-cell office:value-type="string" calcext:value-type="string">
            <text:p>0,5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53,914166N 27,558055E</text:p>
          </table:table-cell>
          <table:table-cell office:value-type="string" calcext:value-type="string">
            <text:p>0,05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53,913055N 27,558611E</text:p>
          </table:table-cell>
          <table:table-cell office:value-type="string" calcext:value-type="string">
            <text:p>0,07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53,912500N 27,567777E</text:p>
          </table:table-cell>
          <table:table-cell office:value-type="string" calcext:value-type="string">
            <text:p>0,07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53,910833N 27,570000E</text:p>
          </table:table-cell>
          <table:table-cell office:value-type="string" calcext:value-type="string">
            <text:p>0,07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53,909444N 27,571944E</text:p>
          </table:table-cell>
          <table:table-cell office:value-type="string" calcext:value-type="string">
            <text:p>0,07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53,906944N 27,576666E</text:p>
          </table:table-cell>
          <table:table-cell office:value-type="string" calcext:value-type="string">
            <text:p>0,05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53,910000N 27,586111E</text:p>
          </table:table-cell>
          <table:table-cell office:value-type="string" calcext:value-type="string">
            <text:p>0,05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53,910555N 27,591666E</text:p>
          </table:table-cell>
          <table:table-cell office:value-type="string" calcext:value-type="string">
            <text:p>0,07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53,896944N 27,586388E</text:p>
          </table:table-cell>
          <table:table-cell office:value-type="string" calcext:value-type="string">
            <text:p>0,08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53,897056N 27,589139E</text:p>
          </table:table-cell>
          <table:table-cell office:value-type="string" calcext:value-type="string">
            <text:p>0,05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53,904444N 27,621111E</text:p>
          </table:table-cell>
          <table:table-cell office:value-type="string" calcext:value-type="string">
            <text:p>0,05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53,918888N 27,587500E</text:p>
          </table:table-cell>
          <table:table-cell office:value-type="string" calcext:value-type="string">
            <text:p>0,05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53,927222N 27,598888E</text:p>
          </table:table-cell>
          <table:table-cell office:value-type="string" calcext:value-type="string">
            <text:p>0,05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53,936111N 27,617777E</text:p>
          </table:table-cell>
          <table:table-cell office:value-type="string" calcext:value-type="string">
            <text:p>0,05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53,944722N 27,586388E</text:p>
          </table:table-cell>
          <table:table-cell office:value-type="string" calcext:value-type="string">
            <text:p>0,05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53,943611N 27,581666E</text:p>
          </table:table-cell>
          <table:table-cell office:value-type="string" calcext:value-type="string">
            <text:p>0,05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53,940277N 27,584722E</text:p>
          </table:table-cell>
          <table:table-cell office:value-type="string" calcext:value-type="string">
            <text:p>0,05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53,926111N 27,543333E</text:p>
          </table:table-cell>
          <table:table-cell office:value-type="string" calcext:value-type="string">
            <text:p>0,1</text:p>
          </table:table-cell>
          <table:table-cell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53,928063N 27,509195E</text:p>
            <text:p>53,928998N 27,512605E</text:p>
            <text:p>53,927108N 27,516398E</text:p>
            <text:p>53,925003N 27,513475E</text:p>
            <text:p>53,928053N 27,509195E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53,923333N 27,629444E</text:p>
          </table:table-cell>
          <table:table-cell office:value-type="string" calcext:value-type="string">
            <text:p>0,12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53,905277N 27,548888E</text:p>
          </table:table-cell>
          <table:table-cell office:value-type="string" calcext:value-type="string">
            <text:p>0,05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53,915833N 27,559444E</text:p>
          </table:table-cell>
          <table:table-cell office:value-type="string" calcext:value-type="string">
            <text:p>0,05</text:p>
          </table:table-cell>
          <table:table-cell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53,924081N 27,546464E</text:p>
            <text:p>53,922154N 27,548552E</text:p>
            <text:p>53,921696N 27,547333E</text:p>
            <text:p>53,923623N 27,545246E</text:p>
            <text:p>53,924081N 27,546464E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53,950833N 27,439166E</text:p>
          </table:table-cell>
          <table:table-cell office:value-type="string" calcext:value-type="string">
            <text:p>0,05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53,941666N 27,484166E</text:p>
          </table:table-cell>
          <table:table-cell office:value-type="string" calcext:value-type="string">
            <text:p>0,05</text:p>
          </table:table-cell>
          <table:table-cell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53,939482N 27,490037E</text:p>
            <text:p>53,940479N 27,490838E</text:p>
            <text:p>53,940372N 27,491221E</text:p>
            <text:p>53,939376N 27,490420E</text:p>
            <text:p>53,939482N 27,490037E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53,869166N 27,488611E</text:p>
          </table:table-cell>
          <table:table-cell office:value-type="string" calcext:value-type="string">
            <text:p>0,05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53,959166N 27,511666E</text:p>
          </table:table-cell>
          <table:table-cell office:value-type="string" calcext:value-type="string">
            <text:p>0,05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53,939229N 27,492218E</text:p>
          </table:table-cell>
          <table:table-cell office:value-type="string" calcext:value-type="string">
            <text:p>0,07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53,950427N 27,596285E</text:p>
          </table:table-cell>
          <table:table-cell office:value-type="string" calcext:value-type="string">
            <text:p>0,07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53,966845N 27,592721E</text:p>
          </table:table-cell>
          <table:table-cell office:value-type="string" calcext:value-type="string">
            <text:p>0,07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52,094722N 23,687500E</text:p>
          </table:table-cell>
          <table:table-cell office:value-type="string" calcext:value-type="string">
            <text:p>0,05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52,095555N 23,693611E</text:p>
          </table:table-cell>
          <table:table-cell office:value-type="string" calcext:value-type="string">
            <text:p>0,05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52,091388N 23,696666E</text:p>
          </table:table-cell>
          <table:table-cell office:value-type="string" calcext:value-type="string">
            <text:p>0,07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53,701944N 23,821111E</text:p>
          </table:table-cell>
          <table:table-cell office:value-type="string" calcext:value-type="string">
            <text:p>0,15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53,710555N 23,813888E</text:p>
          </table:table-cell>
          <table:table-cell office:value-type="string" calcext:value-type="string">
            <text:p>0,07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53,899722N 30,332777E</text:p>
          </table:table-cell>
          <table:table-cell office:value-type="string" calcext:value-type="string">
            <text:p>0,05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53,915555N 30,342500E</text:p>
          </table:table-cell>
          <table:table-cell office:value-type="string" calcext:value-type="string">
            <text:p>0,05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55,186388N 30,206388E</text:p>
          </table:table-cell>
          <table:table-cell office:value-type="string" calcext:value-type="string">
            <text:p>0,07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55,200555N 30,208888E</text:p>
          </table:table-cell>
          <table:table-cell office:value-type="string" calcext:value-type="string">
            <text:p>0,07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52,433333N 31,011388E</text:p>
          </table:table-cell>
          <table:table-cell office:value-type="string" calcext:value-type="string">
            <text:p>0,07</text:p>
          </table:table-cell>
          <table:table-cell/>
        </table:table-row>
        <table:table-row table:style-name="ro1" table:number-rows-repeated="104825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8:25:02.996733784</meta:creation-date>
    <dc:date>2020-02-24T18:54:52.049319211</dc:date>
    <meta:editing-duration>PT18M47S</meta:editing-duration>
    <meta:editing-cycles>3</meta:editing-cycles>
    <meta:generator>LibreOffice/6.0.7.3$Linux_X86_64 LibreOffice_project/00m0$Build-3</meta:generator>
    <meta:document-statistic meta:table-count="1" meta:cell-count="876" meta:object-count="0"/>
  </office:meta>
</office:document-meta>
</file>